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574cm"/>
    </style:style>
    <style:style style:name="co4" style:family="table-column">
      <style:table-column-properties fo:break-before="auto" style:column-width="2.57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54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0pt" fo:font-weight="bold" style:font-name-asian="Mangal" style:font-size-asian="10pt" style:language-asian="none" style:country-asian="none" style:font-weight-asian="bold" style:font-size-complex="10pt" style:font-weight-complex="bold"/>
    </style:style>
    <style:style style:name="ce3" style:family="table-cell" style:parent-style-name="Default">
      <style:text-properties style:font-name="Liberation Sans" fo:font-size="10pt" style:font-name-asian="Mangal" style:font-size-asian="10pt" style:language-asian="none" style:country-asian="none" style:font-size-complex="10pt"/>
    </style:style>
    <style:style style:name="ce4" style:family="table-cell" style:parent-style-name="Default">
      <style:text-properties style:font-name="Liberation Sans" fo:font-size="10pt" style:font-name-asian="Mangal" style:font-size-asian="10pt" style:language-asian="hi" style:country-asian="IN" style:font-size-complex="10pt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asian="Mangal" style:language-asian="hi" style:country-asian="IN"/>
    </style:style>
    <style:style style:name="ce9" style:family="table-cell" style:parent-style-name="Default">
      <style:text-properties style:font-name="Liberation Sans" style:font-name-asian="Times New Roman" style:language-asian="hi" style:country-asian="IN" style:font-name-complex="Tahoma" style:language-complex="en" style:country-complex="US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name-asian="Mangal" style:font-size-asian="10pt" style:language-asian="none" style:country-asian="none" style:font-weight-asian="bold" style:font-size-complex="10pt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dddddd" fo:border="0.06pt solid #000000"/>
    </style:style>
    <style:style style:name="ce14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</style:style>
    <style:style style:name="ce16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ext-properties fo:font-weight="bold" style:font-name-asian="Mangal" style:language-asian="none" style:country-asian="none" style:font-weight-asian="bold" style:font-weight-complex="bold"/>
    </style:style>
    <style:style style:name="ce21" style:family="table-cell" style:parent-style-name="Default">
      <style:text-properties style:font-name="Liberation Sans" fo:font-size="10pt" style:font-name-asian="Times New Roman" style:font-size-asian="10pt" style:language-asian="hi" style:country-asian="IN" style:font-size-complex="10pt"/>
    </style:style>
    <style:style style:name="ce22" style:family="table-cell" style:parent-style-name="Default">
      <style:text-properties fo:color="#000000" style:font-name="Liberation Sans" fo:font-size="10pt" style:font-name-asian="Times New Roman" style:font-size-asian="10pt" style:language-asian="hi" style:country-asian="IN" style:font-size-complex="10pt"/>
    </style:style>
    <style:style style:name="ce23" style:family="table-cell" style:parent-style-name="Default">
      <style:text-properties style:font-name="Liberation Sans" fo:font-size="10pt" style:font-name-asian="Times New Roman" style:font-size-asian="10pt" style:language-asian="hi" style:country-asian="IN"/>
    </style:style>
    <style:style style:name="ce24" style:family="table-cell" style:parent-style-name="Default">
      <style:text-properties fo:color="#000000" style:font-name="Liberation Sans" fo:font-size="10pt" fo:language="cs" fo:country="CZ" fo:font-weight="normal" style:font-name-asian="Times New Roman" style:font-size-asian="10pt" style:language-asian="hi" style:country-asian="IN" style:font-weight-asian="normal" style:font-weight-complex="normal"/>
    </style:style>
    <style:style style:name="ce25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26" style:family="table-cell" style:parent-style-name="Default">
      <style:text-properties style:font-name="Times New Roman" fo:font-size="12pt" fo:font-weight="bold" style:font-name-asian="Times New Roman" style:font-size-asian="12pt" style:language-asian="hi" style:country-asian="IN" style:font-weight-asian="bold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fo:font-weight="bold" style:font-name-asian="Mangal" style:font-size-asian="10pt" style:language-asian="none" style:country-asian="none" style:font-weight-asian="bold" style:font-size-complex="10pt" style:font-weight-complex="bold"/>
    </style:style>
    <style:style style:name="ce28" style:family="table-cell" style:parent-style-name="Default" style:data-style-name="N2"/>
    <style:style style:name="ce29" style:family="table-cell" style:parent-style-name="Default" style:data-style-name="N2">
      <style:table-cell-properties fo:background-color="#ff3333"/>
      <style:text-properties fo:font-weight="bold" style:font-weight-asian="bold" style:font-weight-complex="bold"/>
    </style:style>
    <style:style style:name="ce30" style:family="table-cell" style:parent-style-name="Default" style:data-style-name="N106">
      <style:table-cell-properties fo:border-bottom="none" fo:border-left="none" fo:border-right="none" fo:border-top="0.06pt solid #000000"/>
    </style:style>
    <style:style style:name="ce31" style:family="table-cell" style:parent-style-name="Default" style:data-style-name="N106">
      <style:table-cell-properties fo:border="none"/>
    </style:style>
    <style:style style:name="ce32" style:family="table-cell" style:parent-style-name="Default" style:data-style-name="N2">
      <style:table-cell-properties fo:border="none"/>
    </style:style>
    <style:style style:name="T1" style:family="text">
      <style:text-properties fo:font-weight="bold" style:letter-kerning="true" style:country-asian="none" style:font-weight-asian="bold" style:font-weight-complex="bold" fo:font-size="10pt" style:font-size-asian="10pt" style:font-size-complex="10pt"/>
    </style:style>
    <style:style style:name="T2" style:family="text">
      <style:text-properties style:letter-kerning="true" style:country-asian="none" fo:font-size="10pt" style:font-size-asian="10pt" style:font-size-complex="10pt"/>
    </style:style>
    <style:style style:name="T3" style:family="text">
      <style:text-properties style:letter-kerning="true" style:country-asian="none" style:font-size-asian="12pt"/>
    </style:style>
    <style:style style:name="T4" style:family="text">
      <style:text-properties style:letter-kerning="true" style:country-asian="IN" fo:font-size="10pt" style:font-size-asian="10pt" style:font-size-complex="10pt"/>
    </style:style>
    <style:style style:name="T5" style:family="text">
      <style:text-properties fo:font-weight="normal" fo:country="CZ" style:font-weight-asian="normal" style:font-weight-complex="normal" fo:font-size="10pt" style:font-size-asian="10pt" style:font-size-complex="10pt" style:letter-kerning="true" style:country-asian="IN"/>
    </style:style>
    <style:style style:name="T6" style:family="text">
      <style:text-properties style:letter-kerning="true" fo:font-size="10pt" style:font-size-asian="10pt" style:font-size-complex="10pt" style:country-asian="none" style:font-weight-asian="bold" style:font-weight-complex="bold"/>
    </style:style>
    <style:style style:name="T7" style:family="text">
      <style:text-properties style:letter-kerning="true" style:country-asian="IN" style:font-size-asian="12pt"/>
    </style:style>
    <style:style style:name="T8" style:family="text">
      <style:text-properties fo:font-weight="normal" fo:country="CZ" style:font-weight-asian="normal" style:font-weight-complex="normal" style:letter-kerning="true" style:country-asian="IN" style:font-size-asian="12pt"/>
    </style:style>
    <style:style style:name="T9" style:family="text">
      <style:text-properties style:letter-kerning="true" style:country-asian="IN" style:font-size-asian="10pt" style:font-size-complex="10pt"/>
    </style:style>
    <style:style style:name="T10" style:family="text">
      <style:text-properties fo:color="#000000" fo:font-weight="normal" fo:country="CZ" style:font-weight-asian="normal" style:font-weight-complex="normal" style:letter-kerning="true" style:country-asian="IN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&quot;ano&quot;;&quot;ne&quot;)" table:allow-empty-cell="false" table:display-list="sorted-ascending" table:base-cell-address="MULTIKRITERIALNI_HODNOCENI.D16">
          <table:help-message table:title="Zadejte hodnotu ane/ne" table:display="true"/>
          <table:error-message table:message-type="stop" table:title="Zadejte hodnotu ane/ne" table:display="true"/>
        </table:content-validation>
        <table:content-validation table:name="val2" table:condition="of:cell-content-is-in-list(&quot;1&quot;;&quot;2&quot;;&quot;3&quot;;&quot;4&quot;;&quot;5&quot;)" table:allow-empty-cell="true" table:display-list="sorted-ascending" table:base-cell-address="MULTIKRITERIALNI_HODNOCENI.B20">
          <table:help-message table:title="Kritérium1-5" table:display="false">
            <text:p>Váha 1 až 5 od nejhoršího po nejlepší.</text:p>
          </table:help-message>
          <table:error-message table:message-type="stop" table:title="Zadejte hodnoty 1 - 5 od nejhoršího po nejlepší" table:display="true"/>
        </table:content-validation>
        <table:content-validation table:name="val3" table:condition="of:cell-content-is-in-list(&quot;1&quot;;&quot;2&quot;;&quot;3&quot;;&quot;4&quot;;&quot;5&quot;;&quot;-&quot;)" table:allow-empty-cell="true" table:display-list="sorted-ascending" table:base-cell-address="MULTIKRITERIALNI_HODNOCENI.D37">
          <table:help-message table:title="Kritérium1-5" table:display="false">
            <text:p>Váha 1 až 5 od nejhoršího po nejlepší.</text:p>
          </table:help-message>
          <table:error-message table:message-type="stop" table:title="Zadejte hodnoty 1 - 5 od nejhoršího po nejlepší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)" table:allow-empty-cell="true" table:display-list="unsorted" table:base-cell-address="MULTIKRITERIALNI_HODNOCENI.G3">
          <table:error-message table:message-type="stop" table:title="Zadejte hodnotu 1-10" table:display="true"/>
        </table:content-validation>
      </table:content-validations>
      <table:table table:name="MULTIKRITERIALNI_HODNOCENI" table:style-name="ta1">
        <office:forms form:automatic-focus="false" form:apply-design-mode="false">
          <form:form form:name="Formulář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number-columns-repeated="3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KRITÉRIA VÍCEKRITERIÁLNÍHO HODNOCENÍ</text:p>
          </table:table-cell>
          <table:covered-table-cell table:number-columns-repeated="3" table:style-name="ce5"/>
          <table:table-cell table:number-columns-repeated="5"/>
        </table:table-row>
        <table:table-row table:style-name="ro2">
          <table:table-cell table:style-name="ce2" office:value-type="string" calcext:value-type="string">
            <text:p><text:span text:style-name="T1">Druhy pokrytí</text:span></text:p>
          </table:table-cell>
          <table:table-cell table:style-name="ce11" office:value-type="string" calcext:value-type="string">
            <text:p><text:span text:style-name="T2">CodeCover</text:span></text:p>
          </table:table-cell>
          <table:table-cell table:style-name="ce11" office:value-type="string" calcext:value-type="string">
            <text:p><text:span text:style-name="T2">EclEmma</text:span></text:p>
          </table:table-cell>
          <table:table-cell table:style-name="ce11" office:value-type="string" calcext:value-type="string">
            <text:p><text:span text:style-name="T2">Cobertura</text:span></text:p>
          </table:table-cell>
          <table:table-cell/>
          <table:table-cell table:style-name="ce7" office:value-type="string" calcext:value-type="string">
            <text:p>VÁHY</text:p>
          </table:table-cell>
          <table:table-cell table:style-name="ce10" office:value-type="string" calcext:value-type="string">
            <text:p>Dílčí váha</text:p>
          </table:table-cell>
          <table:table-cell table:style-name="ce10" office:value-type="string" calcext:value-type="string">
            <text:p>Celková váha</text:p>
          </table:table-cell>
          <table:table-cell table:style-name="ce10" office:value-type="string" calcext:value-type="string">
            <text:p>Váha v %</text:p>
          </table:table-cell>
        </table:table-row>
        <table:table-row table:style-name="ro2">
          <table:table-cell table:style-name="ce3" office:value-type="string" calcext:value-type="string">
            <text:p><text:span text:style-name="T2">Pokrytí řádek/příkazů</text:span></text:p>
          </table:table-cell>
          <table:table-cell table:number-columns-repeated="3" table:content-validation-name="val1" office:value-type="string" calcext:value-type="string">
            <text:p>ano</text:p>
          </table:table-cell>
          <table:table-cell/>
          <table:table-cell office:value-type="string" calcext:value-type="string">
            <text:p>Podporované techniky měření pokrytí</text:p>
          </table:table-cell>
          <table:table-cell table:style-name="ce13" table:content-validation-name="val4" office:value-type="float" office:value="8" calcext:value-type="float">
            <text:p>8</text:p>
          </table:table-cell>
          <table:table-cell table:style-name="ce30" table:formula="of:=([.G3]/[.G11])" office:value-type="float" office:value="0.166666666666667" calcext:value-type="float">
            <text:p/>
          </table:table-cell>
          <table:table-cell table:style-name="ce32" table:formula="of:=(([.G3]/[.G11])*100)" office:value-type="float" office:value="16.6666666666667" calcext:value-type="float">
            <text:p/>
          </table:table-cell>
        </table:table-row>
        <table:table-row table:style-name="ro2">
          <table:table-cell table:style-name="ce3" office:value-type="string" calcext:value-type="string">
            <text:p><text:span text:style-name="T2">Pokrytí rozhodnutí</text:span></text:p>
          </table:table-cell>
          <table:table-cell table:content-validation-name="val1" office:value-type="string" calcext:value-type="string">
            <text:p>ano</text:p>
          </table:table-cell>
          <table:table-cell table:number-columns-repeated="2" table:content-validation-name="val1" office:value-type="string" calcext:value-type="string">
            <text:p>ne</text:p>
          </table:table-cell>
          <table:table-cell/>
          <table:table-cell table:style-name="ce21" office:value-type="string" calcext:value-type="string">
            <text:p><text:span text:style-name="T7">Možnosti spouštění</text:span></text:p>
          </table:table-cell>
          <table:table-cell table:style-name="ce13" table:content-validation-name="val4" office:value-type="float" office:value="4" calcext:value-type="float">
            <text:p>4</text:p>
          </table:table-cell>
          <table:table-cell table:style-name="ce31" table:formula="of:=([.G4]/[.G11])" office:value-type="float" office:value="0.0833333333333333" calcext:value-type="float">
            <text:p/>
          </table:table-cell>
          <table:table-cell table:style-name="ce32" table:formula="of:=(([.G4]/[.G11])*100)" office:value-type="float" office:value="8.33333333333333" calcext:value-type="float">
            <text:p/>
          </table:table-cell>
        </table:table-row>
        <table:table-row table:style-name="ro2">
          <table:table-cell table:style-name="ce3" office:value-type="string" calcext:value-type="string">
            <text:p><text:span text:style-name="T2">Pokrytí podmínek</text:span></text:p>
          </table:table-cell>
          <table:table-cell table:number-columns-repeated="3" table:content-validation-name="val1" office:value-type="string" calcext:value-type="string">
            <text:p>ano</text:p>
          </table:table-cell>
          <table:table-cell/>
          <table:table-cell table:style-name="ce21" office:value-type="string" calcext:value-type="string">
            <text:p><text:span text:style-name="T7">Přehlednost reportu</text:span></text:p>
          </table:table-cell>
          <table:table-cell table:style-name="ce13" table:content-validation-name="val4" office:value-type="float" office:value="10" calcext:value-type="float">
            <text:p>10</text:p>
          </table:table-cell>
          <table:table-cell table:style-name="ce31" table:formula="of:=([.G5]/[.G11])" office:value-type="float" office:value="0.208333333333333" calcext:value-type="float">
            <text:p/>
          </table:table-cell>
          <table:table-cell table:style-name="ce32" table:formula="of:=(([.G5]/[.G11])*100)" office:value-type="float" office:value="20.8333333333333" calcext:value-type="float">
            <text:p/>
          </table:table-cell>
        </table:table-row>
        <table:table-row table:style-name="ro2">
          <table:table-cell table:style-name="ce3" office:value-type="string" calcext:value-type="string">
            <text:p><text:span text:style-name="T2">Pokrytí cyklů</text:span></text:p>
          </table:table-cell>
          <table:table-cell table:content-validation-name="val1" office:value-type="string" calcext:value-type="string">
            <text:p>ano</text:p>
          </table:table-cell>
          <table:table-cell table:number-columns-repeated="2" table:content-validation-name="val1" office:value-type="string" calcext:value-type="string">
            <text:p>ne</text:p>
          </table:table-cell>
          <table:table-cell/>
          <table:table-cell table:style-name="ce22" office:value-type="string" calcext:value-type="string">
            <text:p><text:span text:style-name="T8">Funkce navíc</text:span></text:p>
          </table:table-cell>
          <table:table-cell table:style-name="ce13" table:content-validation-name="val4" office:value-type="float" office:value="2" calcext:value-type="float">
            <text:p>2</text:p>
          </table:table-cell>
          <table:table-cell table:style-name="ce31" table:formula="of:=([.G6]/[.G11])" office:value-type="float" office:value="0.0416666666666667" calcext:value-type="float">
            <text:p/>
          </table:table-cell>
          <table:table-cell table:style-name="ce32" table:formula="of:=(([.G6]/[.G11])*100)" office:value-type="float" office:value="4.16666666666667" calcext:value-type="float">
            <text:p/>
          </table:table-cell>
        </table:table-row>
        <table:table-row table:style-name="ro2">
          <table:table-cell table:style-name="ce3" office:value-type="string" calcext:value-type="string">
            <text:p><text:span text:style-name="T3">Pokrytí metod/tříd</text:span></text:p>
          </table:table-cell>
          <table:table-cell table:content-validation-name="val1" office:value-type="string" calcext:value-type="string">
            <text:p>ne</text:p>
          </table:table-cell>
          <table:table-cell table:content-validation-name="val1" office:value-type="string" calcext:value-type="string">
            <text:p>ano</text:p>
          </table:table-cell>
          <table:table-cell table:content-validation-name="val1" office:value-type="string" calcext:value-type="string">
            <text:p>ne</text:p>
          </table:table-cell>
          <table:table-cell/>
          <table:table-cell table:style-name="ce21" office:value-type="string" calcext:value-type="string">
            <text:p><text:span text:style-name="T7">Vhodnost použití nástroje na danou techniku</text:span></text:p>
          </table:table-cell>
          <table:table-cell table:style-name="ce13" table:content-validation-name="val4" office:value-type="float" office:value="8" calcext:value-type="float">
            <text:p>8</text:p>
          </table:table-cell>
          <table:table-cell table:style-name="ce31" table:formula="of:=([.G7]/[.G11])" office:value-type="float" office:value="0.166666666666667" calcext:value-type="float">
            <text:p/>
          </table:table-cell>
          <table:table-cell table:style-name="ce32" table:formula="of:=(([.G7]/[.G11])*100)" office:value-type="float" office:value="16.6666666666667" calcext:value-type="float">
            <text:p/>
          </table:table-cell>
        </table:table-row>
        <table:table-row table:style-name="ro2">
          <table:table-cell table:style-name="ce4" office:value-type="string" calcext:value-type="string">
            <text:p><text:span text:style-name="T3">Pokrytí ternálních operátorů</text:span></text:p>
          </table:table-cell>
          <table:table-cell table:content-validation-name="val1" office:value-type="string" calcext:value-type="string">
            <text:p>ano</text:p>
          </table:table-cell>
          <table:table-cell table:number-columns-repeated="2" table:content-validation-name="val1" office:value-type="string" calcext:value-type="string">
            <text:p>ne</text:p>
          </table:table-cell>
          <table:table-cell/>
          <table:table-cell table:style-name="ce21" office:value-type="string" calcext:value-type="string">
            <text:p><text:span text:style-name="T7">Integrace s JUnit</text:span></text:p>
          </table:table-cell>
          <table:table-cell table:style-name="ce13" table:content-validation-name="val4" office:value-type="float" office:value="8" calcext:value-type="float">
            <text:p>8</text:p>
          </table:table-cell>
          <table:table-cell table:style-name="ce31" table:formula="of:=([.G8]/[.G11])" office:value-type="float" office:value="0.166666666666667" calcext:value-type="float">
            <text:p/>
          </table:table-cell>
          <table:table-cell table:style-name="ce32" table:formula="of:=(([.G8]/[.G11])*100)" office:value-type="float" office:value="16.6666666666667" calcext:value-type="float">
            <text:p/>
          </table:table-cell>
        </table:table-row>
        <table:table-row table:style-name="ro2">
          <table:table-cell table:style-name="ce5" office:value-type="string" calcext:value-type="string">
            <text:p>Cyklomatická složitost</text:p>
          </table:table-cell>
          <table:table-cell table:content-validation-name="val1" office:value-type="string" calcext:value-type="string">
            <text:p>ne</text:p>
          </table:table-cell>
          <table:table-cell table:number-columns-repeated="2" table:content-validation-name="val1" office:value-type="string" calcext:value-type="string">
            <text:p>ano</text:p>
          </table:table-cell>
          <table:table-cell/>
          <table:table-cell table:style-name="ce23" office:value-type="string" calcext:value-type="string">
            <text:p><text:span text:style-name="T9">Podpora verze Eclipse</text:span></text:p>
          </table:table-cell>
          <table:table-cell table:style-name="ce13" table:content-validation-name="val4" office:value-type="float" office:value="4" calcext:value-type="float">
            <text:p>4</text:p>
          </table:table-cell>
          <table:table-cell table:style-name="ce31" table:formula="of:=([.G9]/[.G11])" office:value-type="float" office:value="0.0833333333333333" calcext:value-type="float">
            <text:p/>
          </table:table-cell>
          <table:table-cell table:style-name="ce32" table:formula="of:=(([.G9]/[.G11])*100)" office:value-type="float" office:value="8.33333333333333" calcext:value-type="float">
            <text:p/>
          </table:table-cell>
        </table:table-row>
        <table:table-row table:style-name="ro2">
          <table:table-cell table:style-name="ce6" office:value-type="string" calcext:value-type="string">
            <text:p>Váha</text:p>
          </table:table-cell>
          <table:table-cell table:style-name="ce6" table:formula="of:=COUNTIF([.B3:.B9];&quot;ano&quot;)" office:value-type="float" office:value="5" calcext:value-type="float">
            <text:p/>
          </table:table-cell>
          <table:table-cell table:style-name="ce6" table:formula="of:=COUNTIF([.C3:.C9];&quot;ano&quot;)" office:value-type="float" office:value="4" calcext:value-type="float">
            <text:p/>
          </table:table-cell>
          <table:table-cell table:style-name="ce6" table:formula="of:=COUNTIF([.D3:.D9];&quot;ano&quot;)" office:value-type="float" office:value="3" calcext:value-type="float">
            <text:p/>
          </table:table-cell>
          <table:table-cell/>
          <table:table-cell table:style-name="ce24" office:value-type="string" calcext:value-type="string">
            <text:p><text:span text:style-name="T10">Oblíbenost nástroje</text:span></text:p>
          </table:table-cell>
          <table:table-cell table:style-name="ce13" table:content-validation-name="val4" office:value-type="float" office:value="4" calcext:value-type="float">
            <text:p>4</text:p>
          </table:table-cell>
          <table:table-cell table:style-name="ce31" table:formula="of:=([.G10]/[.G11])" office:value-type="float" office:value="0.0833333333333333" calcext:value-type="float">
            <text:p/>
          </table:table-cell>
          <table:table-cell table:style-name="ce32" table:formula="of:=(([.G10]/[.G11])*100)" office:value-type="float" office:value="8.33333333333333" calcext:value-type="float">
            <text:p/>
          </table:table-cell>
        </table:table-row>
        <table:table-row table:style-name="ro3">
          <table:table-cell table:style-name="ce5" table:number-columns-repeated="3"/>
          <table:table-cell table:style-name="ce19"/>
          <table:table-cell/>
          <table:table-cell table:style-name="ce10" office:value-type="string" calcext:value-type="string">
            <text:p>Součet</text:p>
          </table:table-cell>
          <table:table-cell table:style-name="ce26" table:formula="of:=SUM([.G3:.G10])" office:value-type="float" office:value="48" calcext:value-type="float">
            <text:p/>
          </table:table-cell>
          <table:table-cell table:style-name="ce26" table:formula="of:=SUM([.H3:.H10])" office:value-type="float" office:value="1" calcext:value-type="float">
            <text:p/>
          </table:table-cell>
          <table:table-cell table:style-name="ce26" table:formula="of:=SUM([.I3:.I10])" office:value-type="float" office:value="100" calcext:value-type="float">
            <text:p/>
          </table:table-cell>
        </table:table-row>
        <table:table-row table:style-name="ro2">
          <table:table-cell table:style-name="ce7" office:value-type="string" calcext:value-type="string">
            <text:p>Možnosti spouštění</text:p>
          </table:table-cell>
          <table:table-cell table:style-name="ce5" table:number-columns-repeated="2"/>
          <table:table-cell table:style-name="ce19"/>
          <table:table-cell table:number-columns-repeated="5"/>
        </table:table-row>
        <table:table-row table:style-name="ro2">
          <table:table-cell table:style-name="ce8" office:value-type="string" calcext:value-type="string">
            <text:p><text:span text:style-name="T4">Plugin pro Eclipse</text:span></text:p>
          </table:table-cell>
          <table:table-cell table:number-columns-repeated="3" table:content-validation-name="val1" office:value-type="string" calcext:value-type="string">
            <text:p>ano</text:p>
          </table:table-cell>
          <table:table-cell/>
          <table:table-cell table:style-name="ce7" office:value-type="string" calcext:value-type="string">
            <text:p>CELKOVÉ ZHODNOCENÍ NÁSTROJŮ</text:p>
          </table:table-cell>
          <table:table-cell table:style-name="ce27" office:value-type="string" calcext:value-type="string">
            <text:p><text:span text:style-name="T2">CodeCover</text:span></text:p>
          </table:table-cell>
          <table:table-cell table:style-name="ce27" office:value-type="string" calcext:value-type="string">
            <text:p><text:span text:style-name="T2">EclEmma</text:span></text:p>
          </table:table-cell>
          <table:table-cell table:style-name="ce27" office:value-type="string" calcext:value-type="string">
            <text:p><text:span text:style-name="T2">Cobertura</text:span></text:p>
          </table:table-cell>
        </table:table-row>
        <table:table-row table:style-name="ro2">
          <table:table-cell table:style-name="ce8" office:value-type="string" calcext:value-type="string">
            <text:p><text:span text:style-name="T4">Apache Ant</text:span></text:p>
          </table:table-cell>
          <table:table-cell table:number-columns-repeated="3" table:content-validation-name="val1" office:value-type="string" calcext:value-type="string">
            <text:p>ano</text:p>
          </table:table-cell>
          <table:table-cell table:style-name="ce20" office:value-type="string" calcext:value-type="string">
            <text:p><text:span text:style-name="T6"/></text:p>
          </table:table-cell>
          <table:table-cell office:value-type="string" calcext:value-type="string">
            <text:p>Podporované techniky měření pokrytí</text:p>
          </table:table-cell>
          <table:table-cell table:style-name="ce28" table:formula="of:=[.B10]*[.H3]" office:value-type="float" office:value="0.833333333333333" calcext:value-type="float">
            <text:p/>
          </table:table-cell>
          <table:table-cell table:style-name="ce28" table:formula="of:=[.C10]*[.H3]" office:value-type="float" office:value="0.666666666666667" calcext:value-type="float">
            <text:p/>
          </table:table-cell>
          <table:table-cell table:style-name="ce28" table:formula="of:=[.D10]*[.H3]" office:value-type="float" office:value="0.5" calcext:value-type="float">
            <text:p/>
          </table:table-cell>
        </table:table-row>
        <table:table-row table:style-name="ro2">
          <table:table-cell table:style-name="ce8" office:value-type="string" calcext:value-type="string">
            <text:p><text:span text:style-name="T4">Apache Maven</text:span></text:p>
          </table:table-cell>
          <table:table-cell table:number-columns-repeated="3" table:content-validation-name="val1" office:value-type="string" calcext:value-type="string">
            <text:p>ano</text:p>
          </table:table-cell>
          <table:table-cell/>
          <table:table-cell table:style-name="ce21" office:value-type="string" calcext:value-type="string">
            <text:p><text:span text:style-name="T7">Možnosti spouštění</text:span></text:p>
          </table:table-cell>
          <table:table-cell table:style-name="ce28" table:formula="of:=[.B17]*[.H4]" office:value-type="float" office:value="0.333333333333333" calcext:value-type="float">
            <text:p/>
          </table:table-cell>
          <table:table-cell table:style-name="ce28" table:formula="of:=[.C17]*[.H4]" office:value-type="float" office:value="0.25" calcext:value-type="float">
            <text:p/>
          </table:table-cell>
          <table:table-cell table:style-name="ce28" table:formula="of:=[.D17]*[.H4]" office:value-type="float" office:value="0.333333333333333" calcext:value-type="float">
            <text:p/>
          </table:table-cell>
        </table:table-row>
        <table:table-row table:style-name="ro2">
          <table:table-cell table:style-name="ce8" office:value-type="string" calcext:value-type="string">
            <text:p><text:span text:style-name="T4">Příkazová řádka</text:span></text:p>
          </table:table-cell>
          <table:table-cell table:content-validation-name="val1" office:value-type="string" calcext:value-type="string">
            <text:p>ano</text:p>
          </table:table-cell>
          <table:table-cell table:style-name="ce18" table:content-validation-name="val1" office:value-type="string" calcext:value-type="string">
            <text:p>ne</text:p>
          </table:table-cell>
          <table:table-cell table:content-validation-name="val1" office:value-type="string" calcext:value-type="string">
            <text:p>ano</text:p>
          </table:table-cell>
          <table:table-cell/>
          <table:table-cell table:style-name="ce21" office:value-type="string" calcext:value-type="string">
            <text:p><text:span text:style-name="T7">Přehlednost reportu</text:span></text:p>
          </table:table-cell>
          <table:table-cell table:style-name="ce28" table:formula="of:=([.B26]*[.H5])" office:value-type="float" office:value="5.83333333333333" calcext:value-type="float">
            <text:p/>
          </table:table-cell>
          <table:table-cell table:style-name="ce28" table:formula="of:=([.C26]*[.H5])" office:value-type="float" office:value="3.75" calcext:value-type="float">
            <text:p/>
          </table:table-cell>
          <table:table-cell table:style-name="ce28" table:formula="of:=([.D26]*[.H5])" office:value-type="float" office:value="2.29166666666667" calcext:value-type="float">
            <text:p/>
          </table:table-cell>
        </table:table-row>
        <table:table-row table:style-name="ro2">
          <table:table-cell table:style-name="ce6" office:value-type="string" calcext:value-type="string">
            <text:p>Váha</text:p>
          </table:table-cell>
          <table:table-cell table:style-name="ce10" table:formula="of:=COUNTIF([.B13:.B16];&quot;ano&quot;)" office:value-type="float" office:value="4" calcext:value-type="float">
            <text:p/>
          </table:table-cell>
          <table:table-cell table:style-name="ce10" table:formula="of:=COUNTIF([.C13:.C16];&quot;ano&quot;)" office:value-type="float" office:value="3" calcext:value-type="float">
            <text:p/>
          </table:table-cell>
          <table:table-cell table:style-name="ce10" table:formula="of:=COUNTIF([.D13:.D16];&quot;ano&quot;)" office:value-type="float" office:value="4" calcext:value-type="float">
            <text:p/>
          </table:table-cell>
          <table:table-cell/>
          <table:table-cell table:style-name="ce22" office:value-type="string" calcext:value-type="string">
            <text:p><text:span text:style-name="T8">Funkce navíc</text:span></text:p>
          </table:table-cell>
          <table:table-cell table:style-name="ce28" table:formula="of:=[.B28]*[.H6]" office:value-type="float" office:value="0.208333333333333" calcext:value-type="float">
            <text:p/>
          </table:table-cell>
          <table:table-cell table:style-name="ce28" table:formula="of:=[.C28]*[.H6]" office:value-type="float" office:value="0.0416666666666667" calcext:value-type="float">
            <text:p/>
          </table:table-cell>
          <table:table-cell table:style-name="ce28" table:formula="of:=[.D28]*[.H6]" office:value-type="float" office:value="0.0416666666666667" calcext:value-type="float">
            <text:p/>
          </table:table-cell>
        </table:table-row>
        <table:table-row table:style-name="ro2">
          <table:table-cell/>
          <table:table-cell table:style-name="Default" table:number-columns-repeated="3"/>
          <table:table-cell/>
          <table:table-cell table:style-name="ce21" office:value-type="string" calcext:value-type="string">
            <text:p><text:span text:style-name="T7">Vhodnost použití nástroje na danou techniku</text:span></text:p>
          </table:table-cell>
          <table:table-cell table:style-name="ce28" table:formula="of:=[.B38]*[.H7]" office:value-type="float" office:value="4.16666666666667" calcext:value-type="float">
            <text:p/>
          </table:table-cell>
          <table:table-cell table:style-name="ce28" table:formula="of:=[.C38]*[.H7]" office:value-type="float" office:value="2.5" calcext:value-type="float">
            <text:p/>
          </table:table-cell>
          <table:table-cell table:style-name="ce28" table:formula="of:=[.D38]*[.H7]" office:value-type="float" office:value="1.33333333333333" calcext:value-type="float">
            <text:p/>
          </table:table-cell>
        </table:table-row>
        <table:table-row table:style-name="ro2">
          <table:table-cell table:style-name="ce7" office:value-type="string" calcext:value-type="string">
            <text:p>Přehlednost reportu</text:p>
          </table:table-cell>
          <table:table-cell table:style-name="Default" table:number-columns-repeated="3"/>
          <table:table-cell/>
          <table:table-cell table:style-name="ce21" office:value-type="string" calcext:value-type="string">
            <text:p><text:span text:style-name="T7">Integrace s JUnit</text:span></text:p>
          </table:table-cell>
          <table:table-cell table:style-name="ce28" table:formula="of:=[.B40]*[.H8]" office:value-type="float" office:value="0.833333333333333" calcext:value-type="float">
            <text:p/>
          </table:table-cell>
          <table:table-cell table:style-name="ce28" table:formula="of:=[.C40]*[.H8]" office:value-type="float" office:value="0.666666666666667" calcext:value-type="float">
            <text:p/>
          </table:table-cell>
          <table:table-cell table:style-name="ce28" table:formula="of:=[.D40]*[.H8]" office:value-type="float" office:value="0.5" calcext:value-type="float">
            <text:p/>
          </table:table-cell>
        </table:table-row>
        <table:table-row table:style-name="ro2">
          <table:table-cell office:value-type="string" calcext:value-type="string">
            <text:p>Formát souhrnného reportu</text:p>
          </table:table-cell>
          <table:table-cell table:style-name="ce13" table:content-validation-name="val2" office:value-type="float" office:value="4" calcext:value-type="float">
            <text:p>4</text:p>
          </table:table-cell>
          <table:table-cell table:style-name="ce13" table:content-validation-name="val2" office:value-type="float" office:value="5" calcext:value-type="float">
            <text:p>5</text:p>
          </table:table-cell>
          <table:table-cell table:style-name="ce13" table:content-validation-name="val2" office:value-type="float" office:value="2" calcext:value-type="float">
            <text:p>2</text:p>
          </table:table-cell>
          <table:table-cell/>
          <table:table-cell table:style-name="ce23" office:value-type="string" calcext:value-type="string">
            <text:p><text:span text:style-name="T9">Podpora verze Eclipse</text:span></text:p>
          </table:table-cell>
          <table:table-cell table:style-name="ce28" table:formula="of:=[.B42]*[.H9]" office:value-type="float" office:value="0.416666666666667" calcext:value-type="float">
            <text:p/>
          </table:table-cell>
          <table:table-cell table:style-name="ce28" table:formula="of:=[.C42]*[.H9]" office:value-type="float" office:value="0.416666666666667" calcext:value-type="float">
            <text:p/>
          </table:table-cell>
          <table:table-cell table:style-name="ce28" table:formula="of:=[.D42]*[.H9]" office:value-type="float" office:value="0.166666666666667" calcext:value-type="float">
            <text:p/>
          </table:table-cell>
        </table:table-row>
        <table:table-row table:style-name="ro2">
          <table:table-cell table:style-name="ce9" office:value-type="string" calcext:value-type="string">
            <text:p><text:span text:style-name="T5">Přehlednost souhrnného reportu</text:span></text:p>
          </table:table-cell>
          <table:table-cell table:style-name="ce13" table:content-validation-name="val2" office:value-type="float" office:value="4" calcext:value-type="float">
            <text:p>4</text:p>
          </table:table-cell>
          <table:table-cell table:number-columns-repeated="2" table:style-name="ce13" table:content-validation-name="val2" office:value-type="float" office:value="3" calcext:value-type="float">
            <text:p>3</text:p>
          </table:table-cell>
          <table:table-cell/>
          <table:table-cell table:style-name="ce24" office:value-type="string" calcext:value-type="string">
            <text:p><text:span text:style-name="T10">Oblíbenost nástroje</text:span></text:p>
          </table:table-cell>
          <table:table-cell table:style-name="ce28" table:formula="of:=[.B44]*[.H10]" office:value-type="float" office:value="0.333333333333333" calcext:value-type="float">
            <text:p/>
          </table:table-cell>
          <table:table-cell table:style-name="ce28" table:formula="of:=[.C44]*[.H10]" office:value-type="float" office:value="0.416666666666667" calcext:value-type="float">
            <text:p/>
          </table:table-cell>
          <table:table-cell table:style-name="ce28" table:formula="of:=[.D44]*[.H10]" office:value-type="float" office:value="0.25" calcext:value-type="float">
            <text:p/>
          </table:table-cell>
        </table:table-row>
        <table:table-row table:style-name="ro2">
          <table:table-cell office:value-type="string" calcext:value-type="string">
            <text:p>Přímé zobrazení v Eclipse</text:p>
          </table:table-cell>
          <table:table-cell table:style-name="ce13" table:content-validation-name="val2" office:value-type="float" office:value="5" calcext:value-type="float">
            <text:p>5</text:p>
          </table:table-cell>
          <table:table-cell table:style-name="ce13" table:content-validation-name="val2" office:value-type="float" office:value="3" calcext:value-type="float">
            <text:p>3</text:p>
          </table:table-cell>
          <table:table-cell table:style-name="ce13" table:content-validation-name="val2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Celkové skóre</text:p>
          </table:table-cell>
          <table:table-cell table:style-name="ce29" table:formula="of:=SUM([.G14:.G21])" office:value-type="float" office:value="12.9583333333333" calcext:value-type="float">
            <text:p/>
          </table:table-cell>
          <table:table-cell table:style-name="ce29" table:formula="of:=SUM([.H14:.H21])" office:value-type="float" office:value="8.70833333333333" calcext:value-type="float">
            <text:p/>
          </table:table-cell>
          <table:table-cell table:style-name="ce29" table:formula="of:=SUM([.I14:.I21])" office:value-type="float" office:value="5.41666666666667" calcext:value-type="float">
            <text:p/>
          </table:table-cell>
        </table:table-row>
        <table:table-row table:style-name="ro2">
          <table:table-cell office:value-type="string" calcext:value-type="string">
            <text:p>Přímé zobrazení ve zdrojovém kódu v Eclipse</text:p>
          </table:table-cell>
          <table:table-cell table:style-name="ce13" table:content-validation-name="val2" office:value-type="float" office:value="5" calcext:value-type="float">
            <text:p>5</text:p>
          </table:table-cell>
          <table:table-cell table:style-name="ce13" table:content-validation-name="val2" office:value-type="float" office:value="4" calcext:value-type="float">
            <text:p>4</text:p>
          </table:table-cell>
          <table:table-cell table:style-name="ce13" table:content-validation-name="val2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stavení měření jednotlivých metrik</text:p>
          </table:table-cell>
          <table:table-cell table:style-name="ce13" table:content-validation-name="val2" office:value-type="float" office:value="5" calcext:value-type="float">
            <text:p>5</text:p>
          </table:table-cell>
          <table:table-cell table:style-name="ce13" table:content-validation-name="val2" office:value-type="float" office:value="2" calcext:value-type="float">
            <text:p>2</text:p>
          </table:table-cell>
          <table:table-cell table:style-name="ce13" table:content-validation-name="val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stavení měření jednotlivých tříd</text:p>
          </table:table-cell>
          <table:table-cell table:style-name="ce13" table:content-validation-name="val2" office:value-type="float" office:value="5" calcext:value-type="float">
            <text:p>5</text:p>
          </table:table-cell>
          <table:table-cell table:number-columns-repeated="2" table:style-name="ce13" table:content-validation-name="val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Váha</text:p>
          </table:table-cell>
          <table:table-cell table:style-name="ce10" table:formula="of:=SUM([.B20:.B25])" office:value-type="float" office:value="28" calcext:value-type="float">
            <text:p/>
          </table:table-cell>
          <table:table-cell table:style-name="ce10" table:formula="of:=SUM([.C20:.C25])" office:value-type="float" office:value="18" calcext:value-type="float">
            <text:p/>
          </table:table-cell>
          <table:table-cell table:style-name="ce10" table:formula="of:=SUM([.D20:.D25])" office:value-type="float" office:value="11" calcext:value-type="float">
            <text:p/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7" office:value-type="string" calcext:value-type="string">
            <text:p>Funkce navíc (váha)</text:p>
          </table:table-cell>
          <table:table-cell table:style-name="ce14" table:content-validation-name="val2" office:value-type="float" office:value="5" calcext:value-type="float">
            <text:p>5</text:p>
          </table:table-cell>
          <table:table-cell table:number-columns-repeated="2" table:style-name="ce14" table:content-validation-name="val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7" office:value-type="string" calcext:value-type="string">
            <text:p>Vhodnost použití</text:p>
          </table:table-cell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3" office:value-type="string" calcext:value-type="string">
            <text:p><text:span text:style-name="T2">Pokrytí řádek/příkazů</text:span></text:p>
          </table:table-cell>
          <table:table-cell table:style-name="ce15" table:content-validation-name="val3" office:value-type="float" office:value="5" calcext:value-type="float">
            <text:p>5</text:p>
          </table:table-cell>
          <table:table-cell table:number-columns-repeated="2" table:style-name="ce15" table:content-validation-name="val3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<text:span text:style-name="T2">Pokrytí rozhodnutí</text:span></text:p>
          </table:table-cell>
          <table:table-cell table:style-name="ce15" table:content-validation-name="val3" office:value-type="float" office:value="5" calcext:value-type="float">
            <text:p>5</text:p>
          </table:table-cell>
          <table:table-cell table:number-columns-repeated="2" table:style-name="ce15" table:content-validation-name="val3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<text:span text:style-name="T2">Pokrytí podmínek</text:span></text:p>
          </table:table-cell>
          <table:table-cell table:style-name="ce15" table:content-validation-name="val3" office:value-type="float" office:value="5" calcext:value-type="float">
            <text:p>5</text:p>
          </table:table-cell>
          <table:table-cell table:number-columns-repeated="2" table:style-name="ce15" table:content-validation-name="val3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<text:span text:style-name="T2">Pokrytí cyklů</text:span></text:p>
          </table:table-cell>
          <table:table-cell table:style-name="ce15" table:content-validation-name="val3" office:value-type="float" office:value="5" calcext:value-type="float">
            <text:p>5</text:p>
          </table:table-cell>
          <table:table-cell table:number-columns-repeated="2" table:style-name="ce15" table:content-validation-name="val3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<text:span text:style-name="T3">Pokrytí metod/tříd</text:span></text:p>
          </table:table-cell>
          <table:table-cell table:style-name="ce15" table:content-validation-name="val3" office:value-type="string" calcext:value-type="string">
            <text:p>-</text:p>
          </table:table-cell>
          <table:table-cell table:style-name="ce15" table:content-validation-name="val3" office:value-type="float" office:value="5" calcext:value-type="float">
            <text:p>5</text:p>
          </table:table-cell>
          <table:table-cell table:style-name="ce15" table:content-validation-name="val3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<text:span text:style-name="T3">Pokrytí ternálních operátorů</text:span></text:p>
          </table:table-cell>
          <table:table-cell table:style-name="ce15" table:content-validation-name="val3" office:value-type="float" office:value="5" calcext:value-type="float">
            <text:p>5</text:p>
          </table:table-cell>
          <table:table-cell table:number-columns-repeated="2" table:style-name="ce15" table:content-validation-name="val3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Cyklomatická složitost</text:p>
          </table:table-cell>
          <table:table-cell table:style-name="ce15" table:content-validation-name="val3" office:value-type="string" calcext:value-type="string">
            <text:p>-</text:p>
          </table:table-cell>
          <table:table-cell table:style-name="ce15" table:content-validation-name="val3" office:value-type="float" office:value="5" calcext:value-type="float">
            <text:p>5</text:p>
          </table:table-cell>
          <table:table-cell table:style-name="ce15" table:content-validation-name="val3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Váha</text:p>
          </table:table-cell>
          <table:table-cell table:style-name="ce10" table:formula="of:=SUM([.B31:.B37])" office:value-type="float" office:value="25" calcext:value-type="float">
            <text:p/>
          </table:table-cell>
          <table:table-cell table:style-name="ce10" table:formula="of:=SUM([.C31:.C37])" office:value-type="float" office:value="15" calcext:value-type="float">
            <text:p/>
          </table:table-cell>
          <table:table-cell table:style-name="ce10" table:formula="of:=SUM([.D31:.D37])" office:value-type="float" office:value="8" calcext:value-type="float">
            <text:p/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7" office:value-type="string" calcext:value-type="string">
            <text:p>Integrace s JUNIT (váha)</text:p>
          </table:table-cell>
          <table:table-cell table:style-name="ce16" table:content-validation-name="val3" office:value-type="float" office:value="5" calcext:value-type="float">
            <text:p>5</text:p>
          </table:table-cell>
          <table:table-cell table:style-name="ce14" table:content-validation-name="val2" office:value-type="float" office:value="4" calcext:value-type="float">
            <text:p>4</text:p>
          </table:table-cell>
          <table:table-cell table:style-name="ce14" table:content-validation-name="val2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0"/>
          <table:table-cell table:style-name="ce17" table:content-validation-name="val3"/>
          <table:table-cell table:style-name="ce10" table:content-validation-name="val2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>
            <text:p>Podpora verze Eclipse</text:p>
          </table:table-cell>
          <table:table-cell table:number-columns-repeated="2" table:style-name="ce16" table:content-validation-name="val3" office:value-type="float" office:value="5" calcext:value-type="float">
            <text:p>5</text:p>
          </table:table-cell>
          <table:table-cell table:style-name="ce14" table:content-validation-name="val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10"/>
          <table:table-cell table:style-name="ce17" table:content-validation-name="val3" table:number-columns-repeated="2"/>
          <table:table-cell table:style-name="ce10" table:content-validation-name="val2"/>
          <table:table-cell table:number-columns-repeated="5"/>
        </table:table-row>
        <table:table-row table:style-name="ro2">
          <table:table-cell table:style-name="ce7" office:value-type="string" calcext:value-type="string">
            <text:p>Oblíbenost nástroje</text:p>
          </table:table-cell>
          <table:table-cell table:style-name="ce14" table:content-validation-name="val2" office:value-type="float" office:value="4" calcext:value-type="float">
            <text:p>4</text:p>
          </table:table-cell>
          <table:table-cell table:style-name="ce16" table:content-validation-name="val3" office:value-type="float" office:value="5" calcext:value-type="float">
            <text:p>5</text:p>
          </table:table-cell>
          <table:table-cell table:style-name="ce14" table:content-validation-name="val2" office:value-type="float" office:value="3" calcext:value-type="float">
            <text:p>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.00.0000</text:date>, <text:time style:data-style-name="N2" text:time-value="19:15:52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19:00:55.403000000</meta:creation-date>
    <dc:date>2014-04-29T20:26:44.620000000</dc:date>
    <meta:editing-duration>PT1H10M49S</meta:editing-duration>
    <meta:editing-cycles>43</meta:editing-cycles>
    <meta:generator>LibreOffice/4.2.3.3$Windows_x86 LibreOffice_project/882f8a0a489bc99a9e60c7905a60226254cb6ff0</meta:generator>
    <meta:document-statistic meta:table-count="1" meta:cell-count="217" meta:object-count="0"/>
  </office:meta>
</office:document-meta>
</file>